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0" style:family="paragraph" style:parent-style-name="Standard">
      <style:text-properties style:text-underline-style="none" officeooo:rsid="000a9726" officeooo:paragraph-rsid="000a9726"/>
    </style:style>
    <style:style style:name="P11" style:family="paragraph" style:parent-style-name="Standard">
      <style:text-properties officeooo:paragraph-rsid="000a9726"/>
    </style:style>
    <style:style style:name="P12" style:family="paragraph" style:parent-style-name="Standard">
      <style:text-properties fo:font-weight="normal" officeooo:paragraph-rsid="000a9726" style:font-weight-asian="normal" style:font-weight-complex="normal"/>
    </style:style>
    <style:style style:name="P13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20" style:family="paragraph" style:parent-style-name="Standard">
      <style:text-properties officeooo:paragraph-rsid="00109ccc"/>
    </style:style>
    <style:style style:name="P21" style:family="paragraph" style:parent-style-name="Standard">
      <style:text-properties officeooo:paragraph-rsid="001199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style:text-underline-style="none" fo:font-weight="bold" officeooo:rsid="000a9726" style:font-weight-asian="bold" style:font-weight-complex="bold"/>
    </style:style>
    <style:style style:name="T10" style:family="text">
      <style:text-properties style:text-underline-style="none" fo:font-weight="bold" officeooo:rsid="000fd81a" style:font-weight-asian="bold" style:font-weight-complex="bold"/>
    </style:style>
    <style:style style:name="T11" style:family="text">
      <style:text-properties style:text-underline-style="none" fo:font-weight="bold" officeooo:rsid="00109ccc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09ccc" style:font-weight-asian="normal" style:font-weight-complex="normal"/>
    </style:style>
    <style:style style:name="T14" style:family="text">
      <style:text-properties style:text-underline-style="none" fo:font-weight="normal" officeooo:rsid="000fd81a" style:font-weight-asian="normal" style:font-weight-complex="normal"/>
    </style:style>
    <style:style style:name="T15" style:family="text">
      <style:text-properties style:text-underline-style="none" fo:font-weight="normal" officeooo:rsid="001199c2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9726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9"/>
      <text:p text:style-name="P11"><text:span text:style-name="T9">LDR<text:tab/></text:span><text:span text:style-name="T1">-----nab-a22-----4a-4500</text:span></text:p>
      <text:p text:style-name="P1"><text:span text:style-name="T16">FMT<text:tab/></text:span><text:span text:style-name="T1">RS</text:span></text:p>
      <text:p text:style-name="P11"><text:span text:style-name="T17">003</text:span><text:span text:style-name="T2"><text:tab/>C</text:span><text:span text:style-name="T1">Z-PrUCL</text:span></text:p>
      <text:p text:style-name="P11"><text:span text:style-name="T17">005</text:span><text:span text:style-name="T2"><text:tab/></text:span><text:span text:style-name="T1">20201231</text:span></text:p>
      <text:p text:style-name="P12"/>
      <text:p text:style-name="P1"><text:span text:style-name="T16">040</text:span><text:span text:style-name="T1"><text:tab/>__<text:tab/>$$aABB060$$bcze</text:span></text:p>
      <text:p text:style-name="P1"><text:span text:style-name="T16">041</text:span><text:span text:style-name="T1"><text:tab/>0_<text:tab/>$$acze</text:span></text:p>
      <text:p text:style-name="P1"><text:span text:style-name="T16">336</text:span><text:span text:style-name="T1"><text:tab/>__<text:tab/>$$atext$$btxt$$2rdacontent</text:span></text:p>
      <text:p text:style-name="P11"><text:span text:style-name="T17">337</text:span><text:span text:style-name="T2"><text:tab/>__<text:tab/>$$a</text:span><text:span text:style-name="T1">bez média</text:span><text:span text:style-name="T2">$$</text:span><text:span text:style-name="T1">bn</text:span><text:span text:style-name="T2">$$</text:span><text:span text:style-name="T1">2rdamedia</text:span></text:p>
      <text:p text:style-name="P11"><text:span text:style-name="T17">338</text:span><text:span text:style-name="T2"><text:tab/>__<text:tab/>$$</text:span><text:span text:style-name="T1">ajiný</text:span><text:span text:style-name="T2">$$</text:span><text:span text:style-name="T1">bnz</text:span><text:span text:style-name="T2">$$</text:span><text:span text:style-name="T1">2rdacarrier</text:span></text:p>
      <text:p text:style-name="P11"><text:span text:style-name="T17">500</text:span><text:span text:style-name="T2"><text:tab/>__<text:tab/>$$</text:span><text:span text:style-name="T1">aStrojově převedený záznam z RETROBI bez redakční kontroly.</text:span></text:p>
      <text:p text:style-name="P1"><text:span text:style-name="T16">910</text:span><text:span text:style-name="T1"><text:tab/>__<text:tab/>$$aABB060</text:span></text:p>
      <text:p text:style-name="P1"><text:span text:style-name="T16">964</text:span><text:span text:style-name="T1"><text:tab/>__<text:tab/>$$aRETROBI</text:span></text:p>
      <text:p text:style-name="P1"><text:span text:style-name="T16">OWN</text:span><text:span text:style-name="T1"><text:tab/>__<text:tab/>$$aUCLA</text:span></text:p>
      <text:p text:style-name="P13"/>
      <text:p text:style-name="P2">TRANSFORMACE</text:p>
      <text:p text:style-name="P2"/>
      <text:p text:style-name="P10"><text:span text:style-name="T16">001</text:span><text:span text:style-name="T1"><text:tab/>RET</text:span><text:span text:style-name="T4">- + </text:span><text:span text:style-name="T1">ID</text:span></text:p>
      <text:p text:style-name="P2"/>
      <text:p text:style-name="P15">ID = Hodnota pole [_id]</text:p>
      <text:p text:style-name="P2"/>
      <text:p text:style-name="P3">008<text:tab/><text:span text:style-name="T3">19600101 + [ s + ROK </text:span><text:span text:style-name="T18">OR</text:span><text:span text:style-name="T3"> n---- ] + ----xr------------|||-|| + </text:span><text:span text:style-name="T4">LANG + -d</text:span></text:p>
      <text:p text:style-name="P16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G = cze, slo, nebo ger podle obsahu [bibliograficka_cast/zdroj/nazev] a seznamu hodnot.</text:span></text:p>
      <text:p text:style-name="P15"/>
      <text:p text:style-name="P4">100<text:tab/><text:span text:style-name="T1">1_</text:span><text:tab/><text:span text:style-name="T1">MDT</text:span> + <text:span text:style-name="T1">$$4aut</text:span></text:p>
      <text:p text:style-name="P15"/>
      <text:p text:style-name="P4"><text:span text:style-name="T1">MDT = V</text:span><text:span text:style-name="T8">ý</text:span><text:span text:style-name="T1">stup offline MDT podle [nazvova_cast/autor/jmeno] a [nazvova_cast/autor].</text:span></text:p>
      <text:p text:style-name="P15"/>
      <text:p text:style-name="P5">245<text:tab/><text:span text:style-name="T5">10<text:tab/>$$a[Název textu k dispozici na připojeném lístku]$$cNAME</text:span></text:p>
      <text:p text:style-name="P17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7"/>
      <text:p text:style-name="P7">520<text:span text:style-name="T1"><text:tab/>2_<text:tab/>$$aANOTACE</text:span></text:p>
      <text:p text:style-name="P17"/>
      <text:p text:style-name="P17">ANOTACE = Hodnota z [anotacni_cast/'anotace], pokud existuje pak hodnota [segment_anotation].</text:p>
      <text:p text:style-name="P17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konci na . p</text:span><text:span text:style-name="T8">ř</text:span><text:span text:style-name="T1">id</text:span><text:span text:style-name="T8">á</text:span><text:span text:style-name="T1"> se další . na konec.</text:span></text:p>
      <text:p text:style-name="P17"/>
      <text:p text:style-name="P7">600<text:span text:style-name="T1"><text:tab/>17<text:tab/></text:span><text:span text:style-name="T6">MDT + $$2czenas </text:span><text:span text:style-name="T18">OR</text:span><text:span text:style-name="T6"> $$aNAME$$7IDENT</text:span></text:p>
      <text:p text:style-name="P18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9"/>
      <text:p text:style-name="P8">655<text:span text:style-name="T1"><text:tab/>_7<text:tab/>$$aCHAR</text:span></text:p>
      <text:p text:style-name="P19"/>
      <text:p text:style-name="P8"><text:span text:style-name="T1">CHAR = </text:span><text:span text:style-name="T7">Hodnota </text:span><text:span text:style-name="T1">[nazvova_cast/charakteristika].</text:span></text:p>
      <text:p text:style-name="P19"><text:s/></text:p>
      <text:p text:style-name="P20"><text:soft-page-break/><text:span text:style-name="T10">773<text:tab/></text:span><text:span text:style-name="T13">0_<text:tab/>$$tSRC$$g + [Jg. </text:span><text:span text:style-name="T19">OR</text:span><text:span text:style-name="T13"> Roč. </text:span><text:span text:style-name="T19">OR</text:span><text:span text:style-name="T13"> R. ] + _ + <text:s/>DATE + $$9YEAR</text:span></text:p>
      <text:p text:style-name="P20"><text:span text:style-name="T10"/></text:p>
      <text:p text:style-name="P20"><text:span text:style-name="T14">S</text:span><text:span text:style-name="T13">RC =</text:span><text:span text:style-name="T11"> </text:span><text:span text:style-name="T13">Hodnota [</text:span><text:span text:style-name="T12">bibliograficka_cast/zdroj/nazev</text:span><text:span text:style-name="T13">], pokud existuje tak poslední numericka hodnota z [segment_bibliography] s odstranenim ‚In: ‘.</text:span></text:p>
      <text:p text:style-name="P20"><text:span text:style-name="T13"/></text:p>
      <text:p text:style-name="P21"><text:span text:style-name="T13">DATE = Hodnota [</text:span><text:span text:style-name="T12">bibliograficka_cast/zdroj/rok</text:span><text:span text:style-name="T13">], </text:span><text:span text:style-name="T15">pokud existuje tak </text:span><text:span text:style-name="T13">[segment_bibliography] </text:span><text:span text:style-name="T15">s odstranenim ‚In: ‘ a | z prava. Dale s odstraneni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0-23T10:50:33.399505431</dc:date>
    <meta:editing-duration>PT20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50" meta:character-count="1663" meta:non-whitespace-character-count="1450"/>
  </office:meta>
</office:document-meta>
</file>